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E00000378F24DC8C5DF78F8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1.191cm, 0cm, 10.666cm, 0cm)" draw:image-opacity="100%" style:mirror="none"/>
    </style:style>
    <style:style style:name="gr2" style:family="graphic" style:parent-style-name="objectwithoutfill">
      <style:graphic-properties svg:stroke-width="0.212cm" svg:stroke-color="#2a60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00a933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8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ff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ff00" fo:font-weight="bold"/>
    </style:style>
    <style:style style:name="P4" style:family="paragraph">
      <loext:graphic-properties draw:fill="none" draw:fill-color="#ffffff"/>
      <style:text-properties fo:color="#ffff00" fo:font-weight="bold"/>
    </style:style>
    <style:style style:name="P5" style:family="paragraph">
      <style:text-properties fo:color="#2a6099" fo:font-weight="bold" fo:background-color="#dddddd"/>
    </style:style>
    <style:style style:name="P6" style:family="paragraph">
      <loext:graphic-properties draw:fill="none" draw:fill-color="#ffffff"/>
      <style:text-properties fo:color="#2a6099" fo:font-weight="bold" fo:background-color="#dddddd"/>
    </style:style>
    <style:style style:name="P7" style:family="paragraph">
      <style:text-properties fo:color="#ff0000" fo:font-weight="bold" fo:background-color="#dddddd"/>
    </style:style>
    <style:style style:name="P8" style:family="paragraph">
      <loext:graphic-properties draw:fill="none" draw:fill-color="#ffffff"/>
      <style:text-properties fo:color="#ff0000" fo:font-weight="bold" fo:background-color="#dddddd"/>
    </style:style>
    <style:style style:name="P9" style:family="paragraph">
      <style:text-properties fo:color="#00a933" fo:font-weight="bold"/>
    </style:style>
    <style:style style:name="P10" style:family="paragraph">
      <loext:graphic-properties draw:fill="none" draw:fill-color="#ffffff"/>
      <style:text-properties fo:color="#00a933" fo:font-weight="bold"/>
    </style:style>
    <style:style style:name="P11" style:family="paragraph">
      <style:text-properties fo:color="#ff8000" fo:font-weight="bold"/>
    </style:style>
    <style:style style:name="P12" style:family="paragraph">
      <loext:graphic-properties draw:fill="none" draw:fill-color="#ffffff"/>
      <style:text-properties fo:color="#ff8000" fo:font-weight="bold"/>
    </style:style>
    <style:style style:name="P1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3.422cm" svg:height="15.75cm" svg:x="2.289cm" svg:y="0cm">
          <draw:image xlink:href="Pictures/100002010000028E00000378F24DC8C5DF78F84E.png" xlink:type="simple" xlink:show="embed" xlink:actuate="onLoad" loext:mime-type="image/png">
            <text:p/>
          </draw:image>
        </draw:frame>
        <draw:polyline draw:style-name="gr2" draw:text-style-name="P2" draw:layer="layout" svg:width="4.999cm" svg:height="5.799cm" draw:transform="rotate (-3.14159265358979) translate (12cm 12.6cm)" svg:viewBox="0 0 5000 5800" draw:points="0,5800 5000,5800 5000,0 0,0">
          <text:p/>
        </draw:polyline>
        <draw:polyline draw:style-name="gr3" draw:text-style-name="P2" draw:layer="layout" svg:width="4.999cm" svg:height="3.209cm" draw:transform="rotate (-3.14159265358979) translate (21cm 8.71cm)" svg:viewBox="0 0 5000 3210" draw:points="5000,3210 0,3210 0,0 5000,0">
          <text:p/>
        </draw:polyline>
        <draw:polyline draw:style-name="gr4" draw:text-style-name="P2" draw:layer="layout" svg:width="4.399cm" svg:height="1.93cm" draw:transform="rotate (-3.14159265358979) translate (20.4cm 8.031cm)" svg:viewBox="0 0 4400 1931" draw:points="4400,1931 0,1931 0,0 4400,0">
          <text:p/>
        </draw:polyline>
        <draw:polyline draw:style-name="gr5" draw:text-style-name="P2" draw:layer="layout" svg:width="3.799cm" svg:height="3.176cm" draw:transform="rotate (-3.14159265358979) translate (12cm 8cm)" svg:viewBox="0 0 3800 3177" draw:points="0,3177 3800,3177 3800,0 0,0">
          <text:p/>
        </draw:polyline>
        <draw:line draw:style-name="gr6" draw:text-style-name="P2" draw:layer="layout" svg:x1="12.9cm" svg:y1="7.4cm" svg:x2="14.9cm" svg:y2="7.4cm">
          <text:p/>
        </draw:line>
        <draw:frame draw:style-name="gr7" draw:text-style-name="P4" draw:layer="layout" svg:width="2.758cm" svg:height="0.962cm" svg:x="6.642cm" svg:y="3.8cm">
          <draw:text-box>
            <text:p text:style-name="P3">CLOCK</text:p>
          </draw:text-box>
        </draw:frame>
        <draw:frame draw:style-name="gr7" draw:text-style-name="P6" draw:layer="layout" svg:width="2.128cm" svg:height="0.962cm" svg:x="5.642cm" svg:y="5.8cm">
          <draw:text-box>
            <text:p text:style-name="P5">MOSI</text:p>
          </draw:text-box>
        </draw:frame>
        <draw:frame draw:style-name="gr7" draw:text-style-name="P8" draw:layer="layout" svg:width="2.128cm" svg:height="0.962cm" svg:x="12.842cm" svg:y="6.438cm">
          <draw:text-box>
            <text:p text:style-name="P7">MISO</text:p>
          </draw:text-box>
        </draw:frame>
        <draw:frame draw:style-name="gr7" draw:text-style-name="P10" draw:layer="layout" svg:width="1.734cm" svg:height="0.962cm" svg:x="20cm" svg:y="4.438cm">
          <draw:text-box>
            <text:p text:style-name="P9">CS1</text:p>
          </draw:text-box>
        </draw:frame>
        <draw:frame draw:style-name="gr7" draw:text-style-name="P12" draw:layer="layout" svg:width="1.734cm" svg:height="0.962cm" svg:x="18.466cm" svg:y="6.238cm">
          <draw:text-box>
            <text:p text:style-name="P11">CS0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14:21:59.508754419</meta:creation-date>
    <dc:date>2023-02-02T14:45:03.799825743</dc:date>
    <meta:editing-duration>PT1M55S</meta:editing-duration>
    <meta:editing-cycles>1</meta:editing-cycles>
    <meta:document-statistic meta:object-count="34"/>
    <meta:generator>LibreOffice/6.4.7.2$Linux_X86_64 LibreOffice_project/40$Build-2</meta:generator>
  </office:meta>
</office:document-meta>
</file>